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22.7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9"/>
    <style:style style:name="ce16" style:family="table-cell" style:parent-style-name="Default" style:data-style-name="N2">
      <style:table-cell-properties fo:background-color="#65c295"/>
    </style:style>
    <style:style style:name="ce17" style:family="table-cell" style:parent-style-name="Default" style:data-style-name="N2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9" table:number-columns-repeated="4" table:default-cell-style-name="ce4"/>
        <table:table-column table:style-name="co9" table:number-columns-repeated="4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Highprecision means 16x16 where a DSP48 can have only one <text:s/>MAC and MLBlock requires 4clk to compute a step ==&gt; MACs = MACs/4</text:p>
          </table:table-cell>
          <table:table-cell table:style-name="Default"/>
          <table:table-cell table:style-name="ce3" office:value-type="string" calcext:value-type="string" table:number-columns-spanned="4" table:number-rows-spanned="1">
            <text:p>utilization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ce3" office:value-type="string" calcext:value-type="string" table:number-columns-spanned="4" table:number-rows-spanned="1">
            <text:p>Utilization * MAC / Area</text:p>
            <text:p>8x8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Utilization * MAC / Area</text:p>
            <text:p>16x16</text:p>
          </table:table-cell>
          <table:covered-table-cell table:number-columns-repeated="3"/>
        </table:table-row>
        <table:table-row table:style-name="ro2">
          <table:covered-table-cell/>
          <table:table-cell/>
          <table:table-cell office:value-type="string" calcext:value-type="string">
            <text:p>GEMM</text:p>
          </table:table-cell>
          <table:table-cell office:value-type="string" calcext:value-type="string">
            <text:p>BSConv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ower</text:p>
          </table:table-cell>
          <table:table-cell/>
          <table:table-cell table:style-name="ce1" office:value-type="string" calcext:value-type="string">
            <text:p>GEMM</text:p>
          </table:table-cell>
          <table:table-cell table:style-name="ce1" office:value-type="string" calcext:value-type="string">
            <text:p>BSConv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total</text:p>
          </table:table-cell>
          <table:table-cell table:number-columns-repeated="4"/>
        </table:table-row>
        <table:table-row table:style-name="ro3">
          <table:table-cell table:style-name="ce9" office:value-type="string" calcext:value-type="string" table:number-columns-spanned="1" table:number-rows-spanned="4">
            <text:p>heuristic</text:p>
          </table:table-cell>
          <table:table-cell table:style-name="ce10" table:formula="of:=12" office:value-type="float" office:value="12" calcext:value-type="float">
            <text:p>12</text:p>
          </table:table-cell>
          <table:table-cell office:value-type="float" office:value="0.84178" calcext:value-type="float">
            <text:p>0.84178</text:p>
          </table:table-cell>
          <table:table-cell office:value-type="float" office:value="0.99105" calcext:value-type="float">
            <text:p>0.99105</text:p>
          </table:table-cell>
          <table:table-cell office:value-type="float" office:value="0.74951" calcext:value-type="float">
            <text:p>0.74951</text:p>
          </table:table-cell>
          <table:table-cell office:value-type="float" office:value="0.88241" calcext:value-type="float">
            <text:p>0.88241</text:p>
          </table:table-cell>
          <table:table-cell office:value-type="float" office:value="10377.562" calcext:value-type="float">
            <text:p>10377.562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35455865" calcext:value-type="float">
            <text:p>35455865</text:p>
          </table:table-cell>
          <table:table-cell/>
          <table:table-cell table:formula="of:=[.B3]*[.C3]/[.G3]" office:value-type="float" office:value="0.00097338469285946" calcext:value-type="float">
            <text:p>0.0010</text:p>
          </table:table-cell>
          <table:table-cell table:formula="of:=[.B3]*[.D3]/[.G3]" office:value-type="float" office:value="0.00114599170787898" calcext:value-type="float">
            <text:p>0.0011</text:p>
          </table:table-cell>
          <table:table-cell table:formula="of:=[.B3]*[.E3]/[.G3]" office:value-type="float" office:value="0.000866689112529513" calcext:value-type="float">
            <text:p>0.0009</text:p>
          </table:table-cell>
          <table:table-cell table:formula="of:=[.B3]*[.F3]/[.G3]" office:value-type="float" office:value="0.00102036682604257" calcext:value-type="float">
            <text:p>0.0010</text:p>
          </table:table-cell>
          <table:table-cell table:formula="of:=[.K3]/4" office:value-type="float" office:value="0.000243346173214865" calcext:value-type="float">
            <text:p>0.000243346173215</text:p>
          </table:table-cell>
          <table:table-cell table:formula="of:=[.L3]/4" office:value-type="float" office:value="0.000286497926969745" calcext:value-type="float">
            <text:p>0.00028649792697</text:p>
          </table:table-cell>
          <table:table-cell table:formula="of:=[.M3]/4" office:value-type="float" office:value="0.000216672278132378" calcext:value-type="float">
            <text:p>0.000216672278132</text:p>
          </table:table-cell>
          <table:table-cell table:formula="of:=[.N3]/4" office:value-type="float" office:value="0.000255091706510643" calcext:value-type="float">
            <text:p>0.000255091706511</text:p>
          </table:table-cell>
        </table:table-row>
        <table:table-row table:style-name="ro3">
          <table:covered-table-cell/>
          <table:table-cell table:formula="of:=9" office:value-type="float" office:value="9" calcext:value-type="float">
            <text:p>9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97565" calcext:value-type="float">
            <text:p>0.97565</text:p>
          </table:table-cell>
          <table:table-cell office:value-type="float" office:value="0.58298" calcext:value-type="float">
            <text:p>0.58298</text:p>
          </table:table-cell>
          <table:table-cell office:value-type="float" office:value="0.8554" calcext:value-type="float">
            <text:p>0.8554</text:p>
          </table:table-cell>
          <table:table-cell office:value-type="float" office:value="8642.746" calcext:value-type="float">
            <text:p>8642.746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30582258" calcext:value-type="float">
            <text:p>30582258</text:p>
          </table:table-cell>
          <table:table-cell/>
          <table:table-cell table:formula="of:=[.B4]*[.C4]/[.G4]" office:value-type="float" office:value="0.000871389718036374" calcext:value-type="float">
            <text:p>0.0009</text:p>
          </table:table-cell>
          <table:table-cell table:formula="of:=[.B4]*[.D4]/[.G4]" office:value-type="float" office:value="0.00101597918069095" calcext:value-type="float">
            <text:p>0.0010</text:p>
          </table:table-cell>
          <table:table-cell table:formula="of:=[.B4]*[.E4]/[.G4]" office:value-type="float" office:value="0.000607077889365255" calcext:value-type="float">
            <text:p>0.0006</text:p>
          </table:table-cell>
          <table:table-cell table:formula="of:=[.B4]*[.F4]/[.G4]" office:value-type="float" office:value="0.000890758562151427" calcext:value-type="float">
            <text:p>0.0009</text:p>
          </table:table-cell>
          <table:table-cell table:formula="of:=[.K4]/4" office:value-type="float" office:value="0.000217847429509094" calcext:value-type="float">
            <text:p>0.000217847429509</text:p>
          </table:table-cell>
          <table:table-cell table:formula="of:=[.L4]/4" office:value-type="float" office:value="0.000253994795172738" calcext:value-type="float">
            <text:p>0.000253994795173</text:p>
          </table:table-cell>
          <table:table-cell table:formula="of:=[.M4]/4" office:value-type="float" office:value="0.000151769472341314" calcext:value-type="float">
            <text:p>0.000151769472341</text:p>
          </table:table-cell>
          <table:table-cell table:formula="of:=[.N4]/4" office:value-type="float" office:value="0.000222689640537857" calcext:value-type="float">
            <text:p>0.000222689640538</text:p>
          </table:table-cell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office:value-type="float" office:value="0.89474" calcext:value-type="float">
            <text:p>0.89474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786" calcext:value-type="float">
            <text:p>0.91786</text:p>
          </table:table-cell>
          <table:table-cell office:value-type="float" office:value="6906.624" calcext:value-type="float">
            <text:p>6906.624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23499959" calcext:value-type="float">
            <text:p>23499959</text:p>
          </table:table-cell>
          <table:table-cell/>
          <table:table-cell table:formula="of:=[.B5]*[.C5]/[.G5]" office:value-type="float" office:value="0.0010363847807554" calcext:value-type="float">
            <text:p>0.0010</text:p>
          </table:table-cell>
          <table:table-cell table:formula="of:=[.B5]*[.D5]/[.G5]" office:value-type="float" office:value="0.0011221111790652" calcext:value-type="float">
            <text:p>0.0011</text:p>
          </table:table-cell>
          <table:table-cell table:formula="of:=[.B5]*[.E5]/[.G5]" office:value-type="float" office:value="0.00101351977463953" calcext:value-type="float">
            <text:p>0.0010</text:p>
          </table:table-cell>
          <table:table-cell table:formula="of:=[.B5]*[.F5]/[.G5]" office:value-type="float" office:value="0.00106316486897216" calcext:value-type="float">
            <text:p>0.0011</text:p>
          </table:table-cell>
          <table:table-cell table:formula="of:=[.K5]/4" office:value-type="float" office:value="0.000259096195188851" calcext:value-type="float">
            <text:p>0.000259096195189</text:p>
          </table:table-cell>
          <table:table-cell table:formula="of:=[.L5]/4" office:value-type="float" office:value="0.0002805277947663" calcext:value-type="float">
            <text:p>0.000280527794766</text:p>
          </table:table-cell>
          <table:table-cell table:formula="of:=[.M5]/4" office:value-type="float" office:value="0.000253379943659884" calcext:value-type="float">
            <text:p>0.00025337994366</text:p>
          </table:table-cell>
          <table:table-cell table:formula="of:=[.N5]/4" office:value-type="float" office:value="0.000265791217243041" calcext:value-type="float">
            <text:p>0.000265791217243</text:p>
          </table:table-cell>
        </table:table-row>
        <table:table-row table:style-name="ro3">
          <table:covered-table-cell/>
          <table:table-cell table:formula="of:=6" office:value-type="float" office:value="6" calcext:value-type="float">
            <text:p>6</text:p>
          </table:table-cell>
          <table:table-cell office:value-type="float" office:value="0.89437" calcext:value-type="float">
            <text:p>0.89437</text:p>
          </table:table-cell>
          <table:table-cell office:value-type="float" office:value="0.99105" calcext:value-type="float">
            <text:p>0.99105</text:p>
          </table:table-cell>
          <table:table-cell office:value-type="float" office:value="0.87446" calcext:value-type="float">
            <text:p>0.87446</text:p>
          </table:table-cell>
          <table:table-cell office:value-type="float" office:value="0.92524" calcext:value-type="float">
            <text:p>0.92524</text:p>
          </table:table-cell>
          <table:table-cell office:value-type="float" office:value="5776.301" calcext:value-type="float">
            <text:p>5776.301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824339" calcext:value-type="float">
            <text:p>19824339</text:p>
          </table:table-cell>
          <table:table-cell/>
          <table:table-cell table:formula="of:=[.B6]*[.C6]/[.G6]" office:value-type="float" office:value="0.000929006296590153" calcext:value-type="float">
            <text:p>0.0009</text:p>
          </table:table-cell>
          <table:table-cell table:formula="of:=[.B6]*[.D6]/[.G6]" office:value-type="float" office:value="0.00102943042614988" calcext:value-type="float">
            <text:p>0.0010</text:p>
          </table:table-cell>
          <table:table-cell table:formula="of:=[.B6]*[.E6]/[.G6]" office:value-type="float" office:value="0.00090832524136121" calcext:value-type="float">
            <text:p>0.0009</text:p>
          </table:table-cell>
          <table:table-cell table:formula="of:=[.B6]*[.F6]/[.G6]" office:value-type="float" office:value="0.00096107180010183" calcext:value-type="float">
            <text:p>0.0010</text:p>
          </table:table-cell>
          <table:table-cell table:formula="of:=[.K6]/4" office:value-type="float" office:value="0.000232251574147538" calcext:value-type="float">
            <text:p>0.000232251574148</text:p>
          </table:table-cell>
          <table:table-cell table:formula="of:=[.L6]/4" office:value-type="float" office:value="0.000257357606537471" calcext:value-type="float">
            <text:p>0.000257357606537</text:p>
          </table:table-cell>
          <table:table-cell table:formula="of:=[.M6]/4" office:value-type="float" office:value="0.000227081310340303" calcext:value-type="float">
            <text:p>0.00022708131034</text:p>
          </table:table-cell>
          <table:table-cell table:formula="of:=[.N6]/4" office:value-type="float" office:value="0.000240267950025457" calcext:value-type="float">
            <text:p>0.000240267950025</text:p>
          </table:table-cell>
        </table:table-row>
        <table:table-row table:style-name="ro3">
          <table:table-cell table:style-name="ce1" office:value-type="string" calcext:value-type="string">
            <text:p>DS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208.87" calcext:value-type="float">
            <text:p>7208.87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516417" calcext:value-type="float">
            <text:p>19516417</text:p>
          </table:table-cell>
          <table:table-cell/>
          <table:table-cell table:formula="of:=[.B7]*[.C7]/[.G7]" office:value-type="float" office:value="0.000277435992048684" calcext:value-type="float">
            <text:p>0.0003</text:p>
          </table:table-cell>
          <table:table-cell table:formula="of:=[.B7]*[.D7]/[.G7]" office:value-type="float" office:value="0.000277435992048684" calcext:value-type="float">
            <text:p>0.0003</text:p>
          </table:table-cell>
          <table:table-cell table:formula="of:=[.B7]*[.E7]/[.G7]" office:value-type="float" office:value="0.000277435992048684" calcext:value-type="float">
            <text:p>0.0003</text:p>
          </table:table-cell>
          <table:table-cell table:formula="of:=[.B7]*[.F7]/[.G7]" office:value-type="float" office:value="0.000277435992048684" calcext:value-type="float">
            <text:p>0.0003</text:p>
          </table:table-cell>
          <table:table-cell table:formula="of:=[.K7]/2" office:value-type="float" office:value="0.000138717996024342" calcext:value-type="float">
            <text:p>0.000138717996024</text:p>
          </table:table-cell>
          <table:table-cell table:formula="of:=[.L7]/2" office:value-type="float" office:value="0.000138717996024342" calcext:value-type="float">
            <text:p>0.000138717996024</text:p>
          </table:table-cell>
          <table:table-cell table:formula="of:=[.M7]/2" office:value-type="float" office:value="0.000138717996024342" calcext:value-type="float">
            <text:p>0.000138717996024</text:p>
          </table:table-cell>
          <table:table-cell table:formula="of:=[.N7]/2" office:value-type="float" office:value="0.000138717996024342" calcext:value-type="float">
            <text:p>0.000138717996024</text:p>
          </table:table-cell>
        </table:table-row>
        <table:table-row table:style-name="ro3">
          <table:table-cell table:style-name="ce2" table:number-columns-spanned="1" table:number-rows-spanned="3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3">
          <table:covered-table-cell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3">
          <table:covered-table-cell/>
          <table:table-cell table:number-columns-repeated="9"/>
          <table:table-cell table:style-name="ce3" office:value-type="string" calcext:value-type="string" table:number-columns-spanned="4" table:number-rows-spanned="1">
            <text:p>Normalized (Utilization * MAC / Area)</text:p>
          </table:table-cell>
          <table:covered-table-cell table:number-columns-repeated="3" table:style-name="Default"/>
          <table:table-cell table:number-columns-repeated="4"/>
        </table:table-row>
        <table:table-row table:style-name="ro3">
          <table:table-cell table:style-name="Default" table:number-columns-repeated="6"/>
          <table:table-cell table:style-name="Default" table:formula="of:=[.G3]/[.G7]" office:value-type="float" office:value="1.43955460425837" calcext:value-type="float">
            <text:p>1.43955460425837</text:p>
          </table:table-cell>
          <table:table-cell table:style-name="Default" table:formula="of:=[.H3]/[.H7]" office:value-type="float" office:value="1" calcext:value-type="float">
            <text:p>1</text:p>
          </table:table-cell>
          <table:table-cell table:style-name="Default" table:formula="of:=[.I3]/[.I7]" office:value-type="float" office:value="1.81671999527372" calcext:value-type="float">
            <text:p>1.81671999527372</text:p>
          </table:table-cell>
          <table:table-cell/>
          <table:table-cell table:style-name="ce16" table:formula="of:=[.K3]/[.K7]" office:value-type="float" office:value="3.50850185540689" calcext:value-type="float">
            <text:p>3.51</text:p>
          </table:table-cell>
          <table:table-cell table:style-name="ce16" table:formula="of:=[.L3]/[.L7]" office:value-type="float" office:value="4.13065262158877" calcext:value-type="float">
            <text:p>4.13</text:p>
          </table:table-cell>
          <table:table-cell table:style-name="ce16" table:formula="of:=[.M3]/[.M7]" office:value-type="float" office:value="3.12392457132032" calcext:value-type="float">
            <text:p>3.12</text:p>
          </table:table-cell>
          <table:table-cell table:style-name="ce16" table:formula="of:=[.N3]/[.N7]" office:value-type="float" office:value="3.67784590062676" calcext:value-type="float">
            <text:p>3.68</text:p>
          </table:table-cell>
          <table:table-cell table:style-name="ce17" table:formula="of:=[.O3]/[.O7]" office:value-type="float" office:value="1.75425092770344" calcext:value-type="float">
            <text:p>1.75</text:p>
          </table:table-cell>
          <table:table-cell table:style-name="ce17" table:formula="of:=[.P3]/[.P7]" office:value-type="float" office:value="2.06532631079438" calcext:value-type="float">
            <text:p>2.07</text:p>
          </table:table-cell>
          <table:table-cell table:style-name="ce17" table:formula="of:=[.Q3]/[.Q7]" office:value-type="float" office:value="1.56196228566016" calcext:value-type="float">
            <text:p>1.56</text:p>
          </table:table-cell>
          <table:table-cell table:style-name="ce17" table:formula="of:=[.R3]/[.R7]" office:value-type="float" office:value="1.83892295031338" calcext:value-type="float">
            <text:p>1.84</text:p>
          </table:table-cell>
        </table:table-row>
        <table:table-row table:style-name="ro3">
          <table:table-cell table:style-name="Default" table:number-columns-repeated="6"/>
          <table:table-cell table:style-name="Default" table:formula="of:=[.G4]/[.G7]" office:value-type="float" office:value="1.1989044052674" calcext:value-type="float">
            <text:p>1.1989044052674</text:p>
          </table:table-cell>
          <table:table-cell table:style-name="Default" table:formula="of:=[.H4]/[.H7]" office:value-type="float" office:value="1" calcext:value-type="float">
            <text:p>1</text:p>
          </table:table-cell>
          <table:table-cell table:style-name="Default" table:formula="of:=[.I4]/[.I7]" office:value-type="float" office:value="1.56700166839026" calcext:value-type="float">
            <text:p>1.56700166839026</text:p>
          </table:table-cell>
          <table:table-cell/>
          <table:table-cell table:style-name="ce16" table:formula="of:=[.K4]/[.K7]" office:value-type="float" office:value="3.14086759833044" calcext:value-type="float">
            <text:p>3.14</text:p>
          </table:table-cell>
          <table:table-cell table:style-name="ce16" table:formula="of:=[.L4]/[.L7]" office:value-type="float" office:value="3.66203091815379" calcext:value-type="float">
            <text:p>3.66</text:p>
          </table:table-cell>
          <table:table-cell table:style-name="ce16" table:formula="of:=[.M4]/[.M7]" office:value-type="float" office:value="2.18817279215425" calcext:value-type="float">
            <text:p>2.19</text:p>
          </table:table-cell>
          <table:table-cell table:style-name="ce16" table:formula="of:=[.N4]/[.N7]" office:value-type="float" office:value="3.21068133796828" calcext:value-type="float">
            <text:p>3.21</text:p>
          </table:table-cell>
          <table:table-cell table:style-name="ce17" table:formula="of:=[.O4]/[.O7]" office:value-type="float" office:value="1.57043379916522" calcext:value-type="float">
            <text:p>1.57</text:p>
          </table:table-cell>
          <table:table-cell table:style-name="ce17" table:formula="of:=[.P4]/[.P7]" office:value-type="float" office:value="1.8310154590769" calcext:value-type="float">
            <text:p>1.83</text:p>
          </table:table-cell>
          <table:table-cell table:style-name="ce17" table:formula="of:=[.Q4]/[.Q7]" office:value-type="float" office:value="1.09408639607713" calcext:value-type="float">
            <text:p>1.09</text:p>
          </table:table-cell>
          <table:table-cell table:style-name="ce17" table:formula="of:=[.R4]/[.R7]" office:value-type="float" office:value="1.60534066898414" calcext:value-type="float">
            <text:p>1.61</text:p>
          </table:table-cell>
        </table:table-row>
        <table:table-row table:style-name="ro3">
          <table:table-cell table:style-name="Default" table:number-columns-repeated="6"/>
          <table:table-cell table:style-name="Default" table:formula="of:=[.G5]/[.G7]" office:value-type="float" office:value="0.958073040573627" calcext:value-type="float">
            <text:p>0.958073040573627</text:p>
          </table:table-cell>
          <table:table-cell table:style-name="Default" table:formula="of:=[.H5]/[.H7]" office:value-type="float" office:value="1" calcext:value-type="float">
            <text:p>1</text:p>
          </table:table-cell>
          <table:table-cell table:style-name="Default" table:formula="of:=[.I5]/[.I7]" office:value-type="float" office:value="1.20411236345278" calcext:value-type="float">
            <text:p>1.20411236345278</text:p>
          </table:table-cell>
          <table:table-cell/>
          <table:table-cell table:style-name="ce16" table:formula="of:=[.K5]/[.K7]" office:value-type="float" office:value="3.7355815772221" calcext:value-type="float">
            <text:p>3.74</text:p>
          </table:table-cell>
          <table:table-cell table:style-name="ce16" table:formula="of:=[.L5]/[.L7]" office:value-type="float" office:value="4.04457680771387" calcext:value-type="float">
            <text:p>4.04</text:p>
          </table:table-cell>
          <table:table-cell table:style-name="ce16" table:formula="of:=[.M5]/[.M7]" office:value-type="float" office:value="3.65316614890285" calcext:value-type="float">
            <text:p>3.65</text:p>
          </table:table-cell>
          <table:table-cell table:style-name="ce16" table:formula="of:=[.N5]/[.N7]" office:value-type="float" office:value="3.83210866449368" calcext:value-type="float">
            <text:p>3.83</text:p>
          </table:table-cell>
          <table:table-cell table:style-name="ce17" table:formula="of:=[.O5]/[.O7]" office:value-type="float" office:value="1.86779078861105" calcext:value-type="float">
            <text:p>1.87</text:p>
          </table:table-cell>
          <table:table-cell table:style-name="ce17" table:formula="of:=[.P5]/[.P7]" office:value-type="float" office:value="2.02228840385693" calcext:value-type="float">
            <text:p>2.02</text:p>
          </table:table-cell>
          <table:table-cell table:style-name="ce17" table:formula="of:=[.Q5]/[.Q7]" office:value-type="float" office:value="1.82658307445143" calcext:value-type="float">
            <text:p>1.83</text:p>
          </table:table-cell>
          <table:table-cell table:style-name="ce17" table:formula="of:=[.R5]/[.R7]" office:value-type="float" office:value="1.91605433224684" calcext:value-type="float">
            <text:p>1.92</text:p>
          </table:table-cell>
        </table:table-row>
        <table:table-row table:style-name="ro3">
          <table:table-cell table:style-name="Default" table:number-columns-repeated="6"/>
          <table:table-cell table:style-name="Default" table:formula="of:=[.G6]/[.G7]" office:value-type="float" office:value="0.801276899153404" calcext:value-type="float">
            <text:p>0.801276899153404</text:p>
          </table:table-cell>
          <table:table-cell table:style-name="Default" table:formula="of:=[.H6]/[.H7]" office:value-type="float" office:value="1" calcext:value-type="float">
            <text:p>1</text:p>
          </table:table-cell>
          <table:table-cell table:style-name="Default" table:formula="of:=[.I6]/[.I7]" office:value-type="float" office:value="1.01577758868341" calcext:value-type="float">
            <text:p>1.01577758868341</text:p>
          </table:table-cell>
          <table:table-cell/>
          <table:table-cell table:style-name="ce16" table:formula="of:=[.K6]/[.K7]" office:value-type="float" office:value="3.34854281064993" calcext:value-type="float">
            <text:p>3.35</text:p>
          </table:table-cell>
          <table:table-cell table:style-name="ce16" table:formula="of:=[.L6]/[.L7]" office:value-type="float" office:value="3.71051505807956" calcext:value-type="float">
            <text:p>3.71</text:p>
          </table:table-cell>
          <table:table-cell table:style-name="ce16" table:formula="of:=[.M6]/[.M7]" office:value-type="float" office:value="3.27399929134579" calcext:value-type="float">
            <text:p>3.27</text:p>
          </table:table-cell>
          <table:table-cell table:style-name="ce16" table:formula="of:=[.N6]/[.N7]" office:value-type="float" office:value="3.46412083380004" calcext:value-type="float">
            <text:p>3.46</text:p>
          </table:table-cell>
          <table:table-cell table:style-name="ce17" table:formula="of:=[.O6]/[.O7]" office:value-type="float" office:value="1.67427140532496" calcext:value-type="float">
            <text:p>1.67</text:p>
          </table:table-cell>
          <table:table-cell table:style-name="ce17" table:formula="of:=[.P6]/[.P7]" office:value-type="float" office:value="1.85525752903978" calcext:value-type="float">
            <text:p>1.86</text:p>
          </table:table-cell>
          <table:table-cell table:style-name="ce17" table:formula="of:=[.Q6]/[.Q7]" office:value-type="float" office:value="1.6369996456729" calcext:value-type="float">
            <text:p>1.64</text:p>
          </table:table-cell>
          <table:table-cell table:style-name="ce17" table:formula="of:=[.R6]/[.R7]" office:value-type="float" office:value="1.73206041690002" calcext:value-type="float">
            <text:p>1.73</text:p>
          </table:table-cell>
        </table:table-row>
        <table:table-row table:style-name="ro3">
          <table:table-cell table:style-name="Default" table:number-columns-repeated="6"/>
          <table:table-cell table:style-name="Default" table:formula="of:=[.G7]/[.G7]" office:value-type="float" office:value="1" calcext:value-type="float">
            <text:p>1</text:p>
          </table:table-cell>
          <table:table-cell table:style-name="Default" table:formula="of:=[.H7]/[.H7]" office:value-type="float" office:value="1" calcext:value-type="float">
            <text:p>1</text:p>
          </table:table-cell>
          <table:table-cell table:style-name="Default" table:formula="of:=[.I7]/[.I7]" office:value-type="float" office:value="1" calcext:value-type="float">
            <text:p>1</text:p>
          </table:table-cell>
          <table:table-cell/>
          <table:table-cell table:style-name="ce16" table:formula="of:=[.K7]/[.K7]" office:value-type="float" office:value="1" calcext:value-type="float">
            <text:p>1.00</text:p>
          </table:table-cell>
          <table:table-cell table:style-name="ce16" table:formula="of:=[.L7]/[.L7]" office:value-type="float" office:value="1" calcext:value-type="float">
            <text:p>1.00</text:p>
          </table:table-cell>
          <table:table-cell table:style-name="ce16" table:formula="of:=[.M7]/[.M7]" office:value-type="float" office:value="1" calcext:value-type="float">
            <text:p>1.00</text:p>
          </table:table-cell>
          <table:table-cell table:style-name="ce16" table:formula="of:=[.N7]/[.N7]" office:value-type="float" office:value="1" calcext:value-type="float">
            <text:p>1.00</text:p>
          </table:table-cell>
          <table:table-cell table:style-name="ce17" table:formula="of:=[.O7]/[.O7]" office:value-type="float" office:value="1" calcext:value-type="float">
            <text:p>1.00</text:p>
          </table:table-cell>
          <table:table-cell table:style-name="ce17" table:formula="of:=[.P7]/[.P7]" office:value-type="float" office:value="1" calcext:value-type="float">
            <text:p>1.00</text:p>
          </table:table-cell>
          <table:table-cell table:style-name="ce17" table:formula="of:=[.Q7]/[.Q7]" office:value-type="float" office:value="1" calcext:value-type="float">
            <text:p>1.00</text:p>
          </table:table-cell>
          <table:table-cell table:style-name="ce17" table:formula="of:=[.R7]/[.R7]" office:value-type="float" office:value="1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3:48:23.449110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3:29:17.229774302</meta:creation-date>
    <dc:date>2020-09-15T15:10:59.310145633</dc:date>
    <meta:editing-duration>PT2H7M57S</meta:editing-duration>
    <meta:editing-cycles>14</meta:editing-cycles>
    <meta:generator>LibreOffice/6.0.7.3$Linux_X86_64 LibreOffice_project/00m0$Build-3</meta:generator>
    <meta:document-statistic meta:table-count="1" meta:cell-count="153" meta:object-count="0"/>
  </office:meta>
</office:document-meta>
</file>